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/>
    </style:style>
    <style:style style:name="P2" style:family="paragraph" style:parent-style-name="Standard"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fo:color="#000000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Timeline:</text:span></text:p>
      <text:p text:style-name="P2"/>
      <text:p text:style-name="P2"/>
      <text:p text:style-name="P2">04/01/2016:</text:p>
      <text:p text:style-name="P2">- Découverte du framework (Equipe)</text:p>
      <text:p text:style-name="P2">- Factorisation de codes dans la création de polygone : <text:span text:style-name="T2">IntersectTools.java (Aymeric, Charles, Kevin)</text:span></text:p>
      <text:p text:style-name="P2">- Instanceof dans <text:span text:style-name="T2">GameUniverseDefaultImpl.java</text:span><text:s/>(tentative) (Jérémy, Pierre)</text:p>
      <text:p text:style-name="P2">- Création du journal de bord (Equipe)</text:p>
      <text:p text:style-name="P2"/>
      <text:p text:style-name="P1">05/01/2016: </text:p>
      <text:p text:style-name="P1">- Suppression duplication reverseParameters qui ressemble à la méthode applySpecificOverlapRule(tentative envoi pull request) (Aymeric)</text:p>
      <text:p text:style-name="P1">- Recherche icônes à utiliser pour notre jeu (Equipe)</text:p>
      <text:p text:style-name="P1">- Début d’écriture du code pour la fenêtre graphique pour notre projet de jeu Bomberman (Charles,Kévin,Jérémy,Pierre)</text:p>
      <text:p text:style-name="P1">- Finalisation fenêtre graphique pour notre jeu (Kévin)</text:p>
      <text:p text:style-name="P1">- Adaptation des icônes en format .gif avec fond en transparence (Kévin)</text:p>
      <text:p text:style-name="P1">- Première implementation de la classe Player (Charles)</text:p>
      <text:p text:style-name="P1">- Suppression de l’instance of dans les fonctions addOverlappable et removeOverlappable (tentative envoie pull request) (Jérémy)</text:p>
      <text:p text:style-name="P1"/>
      <text:p text:style-name="P1">06/01/2016: </text:p>
      <text:p text:style-name="P1">- Création d’un héritage de tests pour le test de la classe MoveStrategyKeybord (tentative envoie de pull request)(Aymeric)</text:p>
      <text:p text:style-name="P1">- Création de tests pour les méthodes getDriver et setSpeedVector de la classe GameMovable (tentative envoie de pull request) (Charles)</text:p>
      <text:p text:style-name="P1"/>
      <text:p text:style-name="P1"><text:span text:style-name="T1">Contributions:</text:span></text:p>
      <text:p text:style-name="P1"/>
      <text:p text:style-name="P1"/>
      <text:p text:style-name="P1"><text:span text:style-name="T1">Apprentissages:</text:span></text:p>
      <text:p text:style-name="P2">04/01/2016:</text:p>
      <text:p text:style-name="P2">- Utilisation de GitHub pour la mise à jour du travail, l’envoie de pull requests…</text:p>
      <text:p text:style-name="P2">- Installation proxy pour Maven, et utilisation de ce dernier</text:p>
      <text:p text:style-name="P1"/>
      <text:p text:style-name="P1"/>
      <text:p text:style-name="P1"><text:span text:style-name="T1">Communications:</text:span></text:p>
      <text:p text:style-name="P2"/>
      <text:p text:style-name="P2">04/01/2016:</text:p>
      <text:p text:style-name="P2">-Envoie d’une pull request sur la factorisation de codes dans la création de polygone (acceptée). </text:p>
      <text:p text:style-name="P2">05/01/2016:</text:p>
      <text:p text:style-name="P2">-Envoie d’une pull request sur la suppression de duplication reverseParameters qui ressemble à la méthode applySpecificOverlapRule (En cours)</text:p>
      <text:p text:style-name="P2">-Envoie d’une pull request sur la création de tests </text:p>
      <text:p text:style-name="P2"/>
      <text:p text:style-name="P2">06/01/2016: </text:p>
      <text:p text:style-name="P2">-Envoie d’une pull request sur l’arborescence de tests dans la classe MoveStrategyKeyboard</text:p>
      <text:p text:style-name="P2">-Envoie d’une pull request sur la création de tests dans la classe GameMovable (En cours)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34</meta:generator>
    <meta:initial-creator>Hequette Pierre</meta:initial-creator>
  </office:meta>
</office:document-meta>
</file>